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solid" svg:stroke-width="0.026cm" svg:stroke-color="#cc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solid" svg:stroke-width="0.026cm" svg:stroke-color="#cc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9.1000003814697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9" style:family="text">
      <style:text-properties fo:font-variant="normal" fo:text-transform="none" fo:color="#00cc99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3333cc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00cc9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August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5">Instruction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6"><text:s/></text:span><text:span text:style-name="T6">Understanding the language of the hardware is key to understanding</text:span></text:p>
            </text:list-item>
          </text:list>
          <text:p text:style-name="P6"><text:span text:style-name="T6"><text:s text:c="3"/></text:span><text:span text:style-name="T6">the hardware/software interface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A program (in say, C) is compiled into an executable that is composed</text:span></text:p>
            </text:list-item>
          </text:list>
          <text:p text:style-name="P6"><text:span text:style-name="T6"><text:s text:c="3"/></text:span><text:span text:style-name="T6">of machine instructions – this executable must also run on future</text:span></text:p>
          <text:p text:style-name="P6"><text:span text:style-name="T6"><text:s text:c="3"/></text:span><text:span text:style-name="T6">machines – for example, each Intel processor reads in the same x86</text:span></text:p>
          <text:p text:style-name="P6"><text:span text:style-name="T6"><text:s text:c="3"/></text:span><text:span text:style-name="T6">instructions, but each processor handles instructions differentl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Java programs are converted into portable bytecode that is converted</text:span></text:p>
            </text:list-item>
          </text:list>
          <text:p text:style-name="P6"><text:span text:style-name="T6"><text:s text:c="3"/></text:span><text:span text:style-name="T6">into machine instructions during execution (just-in-time compilation)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What are important design principles when defining the instruction</text:span></text:p>
            </text:list-item>
          </text:list>
          <text:p text:style-name="P6"><text:span text:style-name="T6"><text:s text:c="3"/></text:span><text:span text:style-name="T6">set architecture (ISA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5">Instruction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8"><text:s/></text:span><text:span text:style-name="T8">Important design principles when defining the</text:span></text:p>
            </text:list-item>
          </text:list>
          <text:p text:style-name="P6"><text:span text:style-name="T8"><text:s text:c="3"/></text:span><text:span text:style-name="T8">instruction set architecture (ISA):</text:span></text:p>
          <text:p text:style-name="P12"><text:span text:style-name="T8"/></text:p>
          <text:list text:style-name="L5">
            <text:list-item>
              <text:list>
                <text:list-item>
                  <text:p text:style-name="P12"><text:span text:style-name="T8"><text:s/></text:span><text:span text:style-name="T8">keep the hardware simple – the chip must only</text:span></text:p>
                </text:list-item>
              </text:list>
            </text:list-item>
          </text:list>
          <text:p text:style-name="P13"><text:span text:style-name="T8"><text:s text:c="3"/></text:span><text:span text:style-name="T8">implement basic 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8"><text:s/></text:span><text:span text:style-name="T8">keep the instructions regular – simplifies the</text:span></text:p>
                </text:list-item>
              </text:list>
            </text:list-item>
          </text:list>
          <text:p text:style-name="P13"><text:span text:style-name="T8"><text:s text:c="3"/></text:span><text:span text:style-name="T8">decoding/scheduling of instructions</text:span></text:p>
          <text:p text:style-name="P13"><text:span text:style-name="T8"/></text:p>
          <text:p text:style-name="P13"><text:span text:style-name="T8"/></text:p>
          <text:p text:style-name="P13"><text:span text:style-name="T8">We will later discuss RISC vs CI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5">A Basic MIPS I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8">C <text:s/>code: <text:s text:c="33"/>a = b + c ;</text:span></text:p>
          <text:p text:style-name="P6"><text:span text:style-name="T8"/></text:p>
          <text:p text:style-name="P6"><text:span text:style-name="T8"/></text:p>
          <text:p text:style-name="P6"><text:span text:style-name="T8">Assembly code: (human-friendly machine instructions)</text:span></text:p>
          <text:p text:style-name="P6"><text:span text:style-name="T8"><text:s text:c="29"/></text:span><text:span text:style-name="T8">add <text:s text:c="2"/>a, b, c <text:s text:c="5"/># <text:s/>a is the sum of b and c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5">A Basic </text:span><text:span text:style-name="T5">MIPS </text:span><text:span text:style-name="T5">Instructio</text:span><text:span text:style-name="T5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8">C <text:s/>code: <text:s text:c="11"/></text:span><text:span text:style-name="T8"><text:s text:c="22"/>a </text:span><text:span text:style-name="T8">= b + c ;</text:span></text:p>
          <text:p text:style-name="P6"><text:span text:style-name="T8"/></text:p>
          <text:p text:style-name="P6"><text:span text:style-name="T8"/></text:p>
          <text:p text:style-name="P6"><text:span text:style-name="T8">Assembly </text:span><text:span text:style-name="T8">code: </text:span><text:span text:style-name="T8">(human-</text:span><text:span text:style-name="T8">friendly </text:span><text:span text:style-name="T8">machine </text:span><text:span text:style-name="T8">instructions)</text:span></text:p>
          <text:p text:style-name="P6"><text:span text:style-name="T8"><text:s text:c="26"/></text:span><text:span text:style-name="T8"><text:s text:c="3"/></text:span><text:span text:style-name="T8">add <text:s text:c="2"/>a, b, c <text:s/></text:span><text:span text:style-name="T8"><text:s text:c="4"/># <text:s/>a is the </text:span><text:span text:style-name="T8">sum of b and </text:span><text:span text:style-name="T8">c</text:span></text:p>
          <text:p text:style-name="P6"><text:span text:style-name="T8"/></text:p>
          <text:p text:style-name="P6"><text:span text:style-name="T8"/></text:p>
          <text:p text:style-name="P6"><text:span text:style-name="T8">Machine </text:span><text:span text:style-name="T8">code: </text:span><text:span text:style-name="T8">(hardware-</text:span><text:span text:style-name="T8">friendly </text:span><text:span text:style-name="T8">machine </text:span><text:span text:style-name="T8">instructions)</text:span></text:p>
          <text:p text:style-name="P6"><text:span text:style-name="T8"><text:s text:c="21"/></text:span><text:span text:style-name="T8">00000010001</text:span><text:span text:style-name="T8">10010010000</text:span><text:span text:style-name="T8">0000100000</text:span></text:p>
          <text:p text:style-name="P6"><text:span text:style-name="T8"/></text:p>
          <text:p text:style-name="P6"><text:span text:style-name="T8"/></text:p>
          <text:p text:style-name="P6"><text:span text:style-name="T9">Translate the </text:span><text:span text:style-name="T9">following C </text:span><text:span text:style-name="T9">code into </text:span><text:span text:style-name="T9">assembly </text:span><text:span text:style-name="T9">code:</text:span></text:p>
          <text:p text:style-name="P6"><text:span text:style-name="T9"><text:s text:c="26"/></text:span><text:span text:style-name="T9">a = b + c + d + </text:span><text:span text:style-name="T9">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8"><text:s text:c="17"/></text:span><text:span text:style-name="T8">C code <text:s text:c="3"/>a = b + c + d + e;</text:span></text:p>
          <text:p text:style-name="P6"><text:span text:style-name="T8">translates into the following assembly code:</text:span></text:p>
          <text:p text:style-name="P6"><text:span text:style-name="T8"/></text:p>
          <text:p text:style-name="P6"><text:span text:style-name="T8"><text:s text:c="17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8"><text:s text:c="17"/></text:span><text:span text:style-name="T8">C code <text:s text:c="3"/>a = b + c + d + e;</text:span></text:p>
          <text:p text:style-name="P6"><text:span text:style-name="T8">translates into the following assembly code:</text:span></text:p>
          <text:p text:style-name="P6"><text:span text:style-name="T8"/></text:p>
          <text:p text:style-name="P6"><text:span text:style-name="T8"><text:s text:c="17"/></text:span><text:span text:style-name="T8">add <text:s/>a, b, c <text:s text:c="19"/>add <text:s/>a, b, c</text:span></text:p>
          <text:p text:style-name="P6"><text:span text:style-name="T8"><text:s text:c="17"/></text:span><text:span text:style-name="T8">add <text:s/>a, a, d <text:s text:c="8"/>or <text:s text:c="6"/>add <text:s/>f, d, e</text:span></text:p>
          <text:p text:style-name="P6"><text:span text:style-name="T8"><text:s text:c="17"/></text:span><text:span text:style-name="T8">add <text:s/>a, a, e <text:s text:c="19"/>add <text:s/>a, a, f</text:span></text:p>
          <text:p text:style-name="P6"><text:span text:style-name="T8"/></text:p>
          <text:list text:style-name="L4">
            <text:list-item>
              <text:p text:style-name="P6"><text:span text:style-name="T8"><text:s/></text:span><text:span text:style-name="T8">Instructions are simple: fixed number of operands (unlike C)</text:span></text:p>
            </text:list-item>
            <text:list-item>
              <text:p text:style-name="P6"><text:span text:style-name="T8"><text:s/></text:span><text:span text:style-name="T8">A single line of C code is converted into multiple lines of</text:span></text:p>
            </text:list-item>
          </text:list>
          <text:p text:style-name="P6"><text:span text:style-name="T8"><text:s text:c="3"/></text:span><text:span text:style-name="T8">assembly code</text:span></text:p>
          <text:list text:continue-numbering="true" text:style-name="L4">
            <text:list-item>
              <text:p text:style-name="P6"><text:span text:style-name="T8"><text:s/></text:span><text:span text:style-name="T8">Some sequences are better than others… the second</text:span></text:p>
            </text:list-item>
          </text:list>
          <text:p text:style-name="P6"><text:span text:style-name="T8"><text:s text:c="3"/></text:span><text:span text:style-name="T8">sequence needs one more (temporary) variable <text:s/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5">Subtrac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8"><text:s text:c="17"/></text:span><text:span text:style-name="T8">C code <text:s text:c="3"/>f = (g + h) – (i + j);</text:span></text:p>
          <text:p text:style-name="P6"><text:span text:style-name="T8"/></text:p>
          <text:p text:style-name="P6"><text:span text:style-name="T8">Assembly code translation with only add and sub instru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5">Subtrac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8"><text:s text:c="17"/></text:span><text:span text:style-name="T8">C code <text:s text:c="3"/>f = (g + h) – (i + j);</text:span></text:p>
          <text:p text:style-name="P6"><text:span text:style-name="T8">translates into the following assembly code:</text:span></text:p>
          <text:p text:style-name="P6"><text:span text:style-name="T8"/></text:p>
          <text:p text:style-name="P6"><text:span text:style-name="T8"><text:s text:c="17"/></text:span><text:span text:style-name="T8">add <text:s/>t0, g, h <text:s text:c="15"/>add <text:s/>f, g, h <text:s/></text:span></text:p>
          <text:p text:style-name="P6"><text:span text:style-name="T8"><text:s text:c="17"/></text:span><text:span text:style-name="T8">add <text:s/>t1, <text:s/>i, j <text:s text:c="8"/>or <text:s text:c="4"/>sub <text:s text:c="2"/>f, f, i</text:span></text:p>
          <text:p text:style-name="P6"><text:span text:style-name="T8"><text:s text:c="17"/></text:span><text:span text:style-name="T8">sub <text:s/>f, <text:s text:c="2"/>t0, t1 <text:s text:c="13"/>sub <text:s text:c="2"/>f, f, j</text:span></text:p>
          <text:p text:style-name="P6"><text:span text:style-name="T8"/></text:p>
          <text:list text:style-name="L4">
            <text:list-header>
              <text:p text:style-name="P6"><text:span text:style-name="T8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5">Oper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8"><text:s/></text:span><text:span text:style-name="T8">In C, each “variable” is a location in memory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In hardware, each memory access is expensive – if </text:span></text:p>
            </text:list-item>
          </text:list>
          <text:p text:style-name="P6"><text:span text:style-name="T8"><text:s text:c="3"/></text:span><text:span text:style-name="T8">variable </text:span><text:span text:style-name="T10">a</text:span><text:span text:style-name="T8"> is accessed repeatedly, it helps to bring the</text:span></text:p>
          <text:p text:style-name="P6"><text:span text:style-name="T8"><text:s text:c="3"/></text:span><text:span text:style-name="T8">variable into an on-chip scratchpad and operate on the</text:span></text:p>
          <text:p text:style-name="P6"><text:span text:style-name="T8"><text:s text:c="3"/></text:span><text:span text:style-name="T8">scratchpad (registers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o simplify the instructions, we require that each</text:span></text:p>
            </text:list-item>
          </text:list>
          <text:p text:style-name="P6"><text:span text:style-name="T8"><text:s text:c="4"/></text:span><text:span text:style-name="T8">instruction (add, sub) only operate on registers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Note: the number of operands (variables) in a C program is</text:span></text:p>
            </text:list-item>
          </text:list>
          <text:p text:style-name="P6"><text:span text:style-name="T8"><text:s text:c="3"/></text:span><text:span text:style-name="T8">very large; the number of operands in assembly is fixed…</text:span></text:p>
          <text:p text:style-name="P6"><text:span text:style-name="T8"><text:s text:c="3"/></text:span><text:span text:style-name="T8">there can be only so many scratchpad 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5">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8"><text:s/></text:span><text:span text:style-name="T8">The MIPS ISA has 32 registers (x86 has 8 registers) –</text:span></text:p>
            </text:list-item>
          </text:list>
          <text:p text:style-name="P6"><text:span text:style-name="T8"><text:s text:c="4"/></text:span><text:span text:style-name="T8">Why not more? Why not less?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Each register is 32 bits wide <text:s/>(modern 64-bit architectures</text:span></text:p>
            </text:list-item>
          </text:list>
          <text:p text:style-name="P6"><text:span text:style-name="T8"><text:s text:c="3"/></text:span><text:span text:style-name="T8">have 64-bit wide registers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A 32-bit entity (4 bytes) is referred to as a word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o make the code more readable, registers are</text:span></text:p>
            </text:list-item>
          </text:list>
          <text:p text:style-name="P6"><text:span text:style-name="T8"><text:s text:c="3"/></text:span><text:span text:style-name="T8">partitioned as $s0-$s7 (C/Java variables), $t0-$t9</text:span></text:p>
          <text:p text:style-name="P6"><text:span text:style-name="T8"><text:s text:c="3"/></text:span><text:span text:style-name="T8">(temporary variables)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5">Binary Stu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8"><text:s text:c="2"/></text:span><text:span text:style-name="T8">8 bits = 1 Byte, also written as 8b = 1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 word = 32 bits = 4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KB = 1024 B = 2</text:span><text:span text:style-name="T11">1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MB = 1024 x 1024 B = 2</text:span><text:span text:style-name="T11">2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1GB = 1024 x 1024 x 1024 B = 2</text:span><text:span text:style-name="T11">30</text:span><text:span text:style-name="T8"> B</text:span></text:p>
            </text:list-item>
          </text:list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A 32-bit memory address refers to a number between</text:span></text:p>
            </text:list-item>
          </text:list>
          <text:p text:style-name="P6"><text:span text:style-name="T8"><text:s text:c="3"/></text:span><text:span text:style-name="T8">0 and 2</text:span><text:span text:style-name="T11">32</text:span><text:span text:style-name="T8"> – 1, i.e., it identifies a byte in a 4GB memory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5">Memory Oper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8"><text:s/></text:span><text:span text:style-name="T8">Values must be fetched from memory before (add and sub)</text:span></text:p>
            </text:list-item>
          </text:list>
          <text:p text:style-name="P6"><text:span text:style-name="T8"><text:s text:c="3"/></text:span><text:span text:style-name="T8">instructions can operate on them</text:span></text:p>
          <text:p text:style-name="P6"><text:span text:style-name="T8"/></text:p>
          <text:p text:style-name="P6"><text:span text:style-name="T8"><text:s/></text:span><text:span text:style-name="T8">Load word</text:span></text:p>
          <text:p text:style-name="P6"><text:span text:style-name="T8"><text:s/></text:span><text:span text:style-name="T8">lw <text:s/>$t0, memory-address</text:span></text:p>
          <text:p text:style-name="P6"><text:span text:style-name="T8"/></text:p>
          <text:p text:style-name="P6"><text:span text:style-name="T8"/></text:p>
          <text:p text:style-name="P6"><text:span text:style-name="T8"><text:s/></text:span><text:span text:style-name="T8">Store word</text:span></text:p>
          <text:p text:style-name="P6"><text:span text:style-name="T8"><text:s/></text:span><text:span text:style-name="T8">sw <text:s/>$t0, memory-address</text:span></text:p>
          <text:p text:style-name="P6"><text:span text:style-name="T8"/></text:p>
          <text:p text:style-name="P6"><text:span text:style-name="T8"/></text:p>
          <text:p text:style-name="P6"><text:span text:style-name="T9">How is memory-address determin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2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2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2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2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5">Memory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8"><text:s/></text:span><text:span text:style-name="T8">The compiler organizes data in memory… it knows the</text:span></text:p>
            </text:list-item>
          </text:list>
          <text:p text:style-name="P6"><text:span text:style-name="T8"><text:s text:c="4"/></text:span><text:span text:style-name="T8">location of every variable (saved in a table)… it can fill</text:span></text:p>
          <text:p text:style-name="P6"><text:span text:style-name="T8"><text:s text:c="4"/></text:span><text:span text:style-name="T8">in the appropriate mem-address for load-store instructions</text:span></text:p>
          <text:p text:style-name="P6"><text:span text:style-name="T8"/></text:p>
          <text:p text:style-name="P6"><text:span text:style-name="T8"/></text:p>
          <text:p text:style-name="P6"><text:span text:style-name="T8"><text:s text:c="12"/></text:span><text:span text:style-name="T8">int <text:s/>a, b, c, d[1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 text:style-name="P6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6">Bas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5">Memory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8"><text:s/></text:span><text:span text:style-name="T8">$gp points to area in memory that saves global variables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6">Stack</text:span></text:p>
          <text:p text:style-name="P16"><text:span text:style-name="T6"/></text:p>
          <text:p text:style-name="P16"><text:span text:style-name="T6"/></text:p>
          <text:p text:style-name="P16"><text:span text:style-name="T6">Dynamic data (he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6">Static data (globa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6">Text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8"><text:s/></text:span><text:span text:style-name="T8">$g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5">Memory Instruction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8"><text:s/></text:span><text:span text:style-name="T8">The format of a load instruction:</text:span></text:p>
            </text:list-item>
          </text:list>
          <text:p text:style-name="P6"><text:span text:style-name="T8"/></text:p>
          <text:p text:style-name="P6"><text:span text:style-name="T8"><text:s text:c="12"/></text:span><text:span text:style-name="T9">destination register</text:span></text:p>
          <text:p text:style-name="P6"><text:span text:style-name="T8"><text:s text:c="30"/></text:span><text:span text:style-name="T9">source address</text:span></text:p>
          <text:p text:style-name="P6"><text:span text:style-name="T8"><text:s text:c="21"/></text:span></text:p>
          <text:p text:style-name="P6"><text:span text:style-name="T8"><text:s text:c="9"/></text:span><text:span text:style-name="T8">lw <text:s text:c="3"/>$t0, <text:s text:c="2"/>8($t3)</text:span></text:p>
          <text:p text:style-name="P6"><text:span text:style-name="T8"/></text:p>
          <text:p text:style-name="P6"><text:span text:style-name="T8"><text:s text:c="2"/></text:span><text:span text:style-name="T14">any register</text:span></text:p>
          <text:p text:style-name="P6"><text:span text:style-name="T8"><text:s text:c="17"/></text:span><text:span text:style-name="T15">a constant that is added to the register in parenthe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5">Memory Instruction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8"><text:s/></text:span><text:span text:style-name="T8">The format of a store instruction:</text:span></text:p>
            </text:list-item>
          </text:list>
          <text:p text:style-name="P6"><text:span text:style-name="T8"/></text:p>
          <text:p text:style-name="P6"><text:span text:style-name="T8"><text:s text:c="12"/></text:span><text:span text:style-name="T9">source register</text:span></text:p>
          <text:p text:style-name="P6"><text:span text:style-name="T8"><text:s text:c="30"/></text:span><text:span text:style-name="T9">destination address</text:span></text:p>
          <text:p text:style-name="P6"><text:span text:style-name="T8"><text:s text:c="21"/></text:span></text:p>
          <text:p text:style-name="P6"><text:span text:style-name="T8"><text:s text:c="9"/></text:span><text:span text:style-name="T8">sw <text:s text:c="3"/>$t0, <text:s text:c="2"/>8($t3)</text:span></text:p>
          <text:p text:style-name="P6"><text:span text:style-name="T8"/></text:p>
          <text:p text:style-name="P6"><text:span text:style-name="T8"><text:s text:c="2"/></text:span><text:span text:style-name="T14">any register</text:span></text:p>
          <text:p text:style-name="P6"><text:span text:style-name="T8"><text:s text:c="17"/></text:span><text:span text:style-name="T15">a constant that is added to the register in parenthe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8"><text:s text:c="3"/></text:span><text:span text:style-name="T8">int a, b, c, d[10];</text:span></text:p>
          <text:p text:style-name="P6"><text:span text:style-name="T8"/></text:p>
          <text:p text:style-name="P6"><text:span text:style-name="T8"/></text:p>
          <text:p text:style-name="P6"><text:span text:style-name="T8"><text:s text:c="3"/></text:span><text:span text:style-name="T8">addi <text:s text:c="2"/>$gp, $zero, 1000 <text:s text:c="2"/># assume that data is stored at</text:span></text:p>
          <text:p text:style-name="P6"><text:span text:style-name="T8"><text:s text:c="42"/></text:span><text:span text:style-name="T8"># base address 1000; placed in $gp;</text:span></text:p>
          <text:p text:style-name="P6"><text:span text:style-name="T8"><text:s text:c="42"/></text:span><text:span text:style-name="T8"># $zero is a register that always</text:span></text:p>
          <text:p text:style-name="P6"><text:span text:style-name="T8"><text:s text:c="42"/></text:span><text:span text:style-name="T8"># equals zero</text:span></text:p>
          <text:p text:style-name="P6"><text:span text:style-name="T8"><text:s text:c="3"/></text:span><text:span text:style-name="T8">lw <text:s text:c="2"/>$s1, 0($gp) <text:s text:c="9"/># brings value of a into register $s1</text:span></text:p>
          <text:p text:style-name="P6"><text:span text:style-name="T8"><text:s text:c="3"/></text:span><text:span text:style-name="T8">lw <text:s text:c="2"/>$s2, 4($gp) <text:s text:c="9"/># brings value of b into register $s2</text:span></text:p>
          <text:p text:style-name="P6"><text:span text:style-name="T8"><text:s text:c="3"/></text:span><text:span text:style-name="T8">lw <text:s text:c="2"/>$s3, 8($gp) <text:s text:c="9"/># brings value of c into register $s3</text:span></text:p>
          <text:p text:style-name="P6"><text:span text:style-name="T8"><text:s text:c="3"/></text:span><text:span text:style-name="T8">lw <text:s text:c="2"/>$s4, 12($gp) <text:s text:c="7"/># brings value of d[0] into register $s4</text:span></text:p>
          <text:p text:style-name="P6"><text:span text:style-name="T8"><text:s text:c="3"/></text:span><text:span text:style-name="T8">lw <text:s text:c="2"/>$s5, 16($gp) <text:s text:c="7"/># brings value of d[1] into register $s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8">Convert to assembly:</text:span></text:p>
          <text:p text:style-name="P6"><text:span text:style-name="T8">Remember: <text:s text:c="2"/>int a, b, c, d[10];</text:span></text:p>
          <text:p text:style-name="P6"><text:span text:style-name="T8">C code: <text:s text:c="4"/>d[3] <text:s/>= d[2] + a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8">Convert to assembly:</text:span></text:p>
          <text:p text:style-name="P6"><text:span text:style-name="T16">Remember: </text:span><text:span text:style-name="T8"><text:s text:c="3"/>int a, b, c, d[10];</text:span></text:p>
          <text:p text:style-name="P6"><text:span text:style-name="T8">C code: <text:s text:c="4"/>d[3] <text:s/>= d[2] + a;</text:span></text:p>
          <text:p text:style-name="P6"><text:span text:style-name="T8"/></text:p>
          <text:p text:style-name="P6"><text:span text:style-name="T8"/></text:p>
          <text:p text:style-name="P6"><text:span text:style-name="T8">Assembly (same assumptions as previous example): <text:s/></text:span></text:p>
          <text:p text:style-name="P6"><text:span text:style-name="T8"><text:s text:c="19"/></text:span><text:span text:style-name="T8">lw <text:s text:c="5"/>$s0, 0($gp) <text:s text:c="4"/># <text:s/>a is brought into $s0</text:span></text:p>
          <text:p text:style-name="P6"><text:span text:style-name="T8"><text:s text:c="19"/></text:span><text:span text:style-name="T8">lw <text:s text:c="5"/>$s1, 20($gp) <text:s text:c="2"/># <text:s/>d[2] is brought into $s1</text:span></text:p>
          <text:p text:style-name="P6"><text:span text:style-name="T8"><text:s text:c="19"/></text:span><text:span text:style-name="T8">add <text:s text:c="2"/>$s2, $s0, $s1 <text:s/># <text:s/>the sum is in $s2</text:span></text:p>
          <text:p text:style-name="P6"><text:span text:style-name="T8"><text:s text:c="19"/></text:span><text:span text:style-name="T8">sw <text:s text:c="4"/>$s2, 24($gp) <text:s text:c="3"/># <text:s/>$s2 is stored into d[3]</text:span></text:p>
          <text:p text:style-name="P6"><text:span text:style-name="T8"/></text:p>
          <text:p text:style-name="P6"><text:span text:style-name="T9">Assembly version of the code continues to expa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5">Memory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6"><text:s/></text:span><text:span text:style-name="T6">The space allocated on stack by a procedure is termed the activation </text:span></text:p>
            </text:list-item>
          </text:list>
          <text:p text:style-name="P6"><text:span text:style-name="T6"><text:s text:c="3"/></text:span><text:span text:style-name="T6">record (includes saved values and data local to the procedure) – frame</text:span></text:p>
          <text:p text:style-name="P6"><text:span text:style-name="T6"><text:s text:c="3"/></text:span><text:span text:style-name="T6">pointer points to the start of the record and stack pointer points to the </text:span></text:p>
          <text:p text:style-name="P6"><text:span text:style-name="T6"><text:s text:c="3"/></text:span><text:span text:style-name="T6">end – variable addresses are specified relative to $fp as $sp may </text:span></text:p>
          <text:p text:style-name="P6"><text:span text:style-name="T6"><text:s text:c="3"/></text:span><text:span text:style-name="T6">change during the execution of the procedure</text:span></text:p>
          <text:list text:continue-numbering="true" text:style-name="L4">
            <text:list-item>
              <text:p text:style-name="P6"><text:span text:style-name="T6"><text:s/></text:span><text:span text:style-name="T6">$gp points to area in memory that saves global variables</text:span></text:p>
            </text:list-item>
            <text:list-item>
              <text:p text:style-name="P6"><text:span text:style-name="T6"><text:s/></text:span><text:span text:style-name="T6">Dynamically allocated storage (with malloc()) is placed on the hea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6">Stack</text:span></text:p>
          <text:p text:style-name="P16"><text:span text:style-name="T6"/></text:p>
          <text:p text:style-name="P16"><text:span text:style-name="T6"/></text:p>
          <text:p text:style-name="P16"><text:span text:style-name="T6">Dynamic data (he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6">Static data (globa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6">Text (instru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7">Binary Re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8"><text:s/></text:span><text:span text:style-name="T8">The binary number <text:s/></text:span></text:p>
            </text:list-item>
          </text:list>
          <text:p text:style-name="P6"><text:span text:style-name="T8"/></text:p>
          <text:p text:style-name="P6"><text:span text:style-name="T8"><text:s text:c="24"/></text:span><text:span text:style-name="T8">01011000 00010101 00101110 11100111</text:span></text:p>
          <text:p text:style-name="P6"><text:span text:style-name="T8"/></text:p>
          <text:p text:style-name="P6"><text:span text:style-name="T8"><text:s text:c="5"/></text:span></text:p>
          <text:p text:style-name="P6"><text:span text:style-name="T8"><text:s text:c="7"/></text:span><text:span text:style-name="T8">represents the quantity</text:span></text:p>
          <text:p text:style-name="P6"><text:span text:style-name="T8"><text:s text:c="7"/></text:span><text:span text:style-name="T8">0 x 2</text:span><text:span text:style-name="T11">31</text:span><text:span text:style-name="T8"> + 1 x 2</text:span><text:span text:style-name="T11">30</text:span><text:span text:style-name="T8"> + 0 x 2</text:span><text:span text:style-name="T11">29</text:span><text:span text:style-name="T8"> + … <text:s/>+ 1 x 2</text:span><text:span text:style-name="T11">0</text:span><text:span text:style-name="T8"> </text:span></text:p>
          <text:p text:style-name="P6"><text:span text:style-name="T8"><text:s/></text:span></text:p>
          <text:list text:continue-numbering="true" text:style-name="L4">
            <text:list-item>
              <text:p text:style-name="P6"><text:span text:style-name="T8"><text:s/></text:span><text:span text:style-name="T8">A 32-bit word can represent <text:s/>2</text:span><text:span text:style-name="T11">32</text:span><text:span text:style-name="T8"> numbers between</text:span></text:p>
            </text:list-item>
          </text:list>
          <text:p text:style-name="P6"><text:span text:style-name="T8"><text:s text:c="3"/></text:span><text:span text:style-name="T8">0 <text:s/>and <text:s/>2</text:span><text:span text:style-name="T11">32</text:span><text:span text:style-name="T8">-1</text:span></text:p>
          <text:p text:style-name="P6"><text:span text:style-name="T8"><text:s text:c="5"/>… </text:span><text:span text:style-name="T8">this is known as the unsigned representation as</text:span></text:p>
          <text:p text:style-name="P6"><text:span text:style-name="T8"><text:s text:c="6"/></text:span><text:span text:style-name="T8">we’re assuming that numbers are always posi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8">Most significant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8">Least significant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5">Negativ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6"><text:s text:c="2"/></text:span><text:span text:style-name="T6">32 bits can only represent 2</text:span><text:span text:style-name="T19">32</text:span><text:span text:style-name="T6"> numbers – if we wish to also represent</text:span></text:p>
          <text:p text:style-name="P6"><text:span text:style-name="T6"><text:s text:c="2"/></text:span><text:span text:style-name="T6">negative numbers, we can represent 2</text:span><text:span text:style-name="T19">31</text:span><text:span text:style-name="T6"> positive numbers (incl zero)</text:span></text:p>
          <text:p text:style-name="P6"><text:span text:style-name="T6"><text:s text:c="2"/></text:span><text:span text:style-name="T6">and 2</text:span><text:span text:style-name="T19">31</text:span><text:span text:style-name="T6"> negative numbers</text:span></text:p>
          <text:p text:style-name="P6"><text:span text:style-name="T6"/></text:p>
          <text:p text:style-name="P6"><text:span text:style-name="T6"><text:s text:c="5"/></text:span><text:span text:style-name="T6">0000 0000 0000 0000 0000 0000 0000 0000</text:span><text:span text:style-name="T20">two</text:span><text:span text:style-name="T6"> = 0</text:span><text:span text:style-name="T20">ten</text:span></text:p>
          <text:p text:style-name="P6"><text:span text:style-name="T6"><text:s text:c="5"/></text:span><text:span text:style-name="T6">0000 0000 0000 0000 0000 0000 0000 0001</text:span><text:span text:style-name="T20">two</text:span><text:span text:style-name="T6"> = 1</text:span><text:span text:style-name="T20">ten</text:span><text:span text:style-name="T6"> </text:span></text:p>
          <text:p text:style-name="P6"><text:span text:style-name="T6"><text:s text:c="30"/>…</text:span></text:p>
          <text:p text:style-name="P6"><text:span text:style-name="T6"><text:s text:c="5"/></text:span><text:span text:style-name="T6">0111 1111 1111 1111 1111 1111 1111 1111</text:span><text:span text:style-name="T20">two</text:span><text:span text:style-name="T6"> = 2</text:span><text:span text:style-name="T19">31</text:span><text:span text:style-name="T6">-1</text:span></text:p>
          <text:p text:style-name="P6"><text:span text:style-name="T6"/></text:p>
          <text:p text:style-name="P6"><text:span text:style-name="T6"><text:s text:c="5"/></text:span><text:span text:style-name="T6">1000 0000 0000 0000 0000 0000 0000 0000</text:span><text:span text:style-name="T20">two</text:span><text:span text:style-name="T6"> = -2</text:span><text:span text:style-name="T19">31</text:span></text:p>
          <text:p text:style-name="P6"><text:span text:style-name="T6"><text:s text:c="5"/></text:span><text:span text:style-name="T6">1000 0000 0000 0000 0000 0000 0000 0001</text:span><text:span text:style-name="T20">two</text:span><text:span text:style-name="T6"> = -(2</text:span><text:span text:style-name="T19">31</text:span><text:span text:style-name="T6"> – 1)</text:span></text:p>
          <text:p text:style-name="P6"><text:span text:style-name="T6"><text:s text:c="5"/></text:span><text:span text:style-name="T6">1000 0000 0000 0000 0000 0000 0000 0010</text:span><text:span text:style-name="T20">two</text:span><text:span text:style-name="T6"> = -(2</text:span><text:span text:style-name="T19">31</text:span><text:span text:style-name="T6"> – 2)</text:span></text:p>
          <text:p text:style-name="P6"><text:span text:style-name="T6"><text:s text:c="30"/>…</text:span></text:p>
          <text:p text:style-name="P6"><text:span text:style-name="T6"><text:s text:c="5"/></text:span><text:span text:style-name="T6">1111 1111 1111 1111 1111 1111 1111 1110</text:span><text:span text:style-name="T20">two</text:span><text:span text:style-name="T6"> = -2</text:span></text:p>
          <text:p text:style-name="P6"><text:span text:style-name="T6"><text:s text:c="5"/></text:span><text:span text:style-name="T6">1111 1111 1111 1111 1111 1111 1111 1111</text:span><text:span text:style-name="T20">two</text:span><text:span text:style-name="T6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5">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1"><text:s text:c="5"/></text:span><text:span text:style-name="T21">0000 0000 0000 0000 0000 0000 0000 0000</text:span><text:span text:style-name="T22">two</text:span><text:span text:style-name="T21"> = 0</text:span><text:span text:style-name="T22">ten</text:span></text:p>
          <text:p text:style-name="P6"><text:span text:style-name="T21"><text:s text:c="5"/></text:span><text:span text:style-name="T21">0000 0000 0000 0000 0000 0000 0000 0001</text:span><text:span text:style-name="T22">two</text:span><text:span text:style-name="T21"> = 1</text:span><text:span text:style-name="T22">ten</text:span><text:span text:style-name="T21"> </text:span></text:p>
          <text:p text:style-name="P6"><text:span text:style-name="T21"><text:s text:c="30"/>…</text:span></text:p>
          <text:p text:style-name="P6"><text:span text:style-name="T21"><text:s text:c="5"/></text:span><text:span text:style-name="T21">0111 1111 1111 1111 1111 1111 1111 1111</text:span><text:span text:style-name="T22">two</text:span><text:span text:style-name="T21"> = 2</text:span><text:span text:style-name="T23">31</text:span><text:span text:style-name="T21">-1</text:span></text:p>
          <text:p text:style-name="P6"><text:span text:style-name="T21"/></text:p>
          <text:p text:style-name="P6"><text:span text:style-name="T21"><text:s text:c="5"/></text:span><text:span text:style-name="T21">1000 0000 0000 0000 0000 0000 0000 0000</text:span><text:span text:style-name="T22">two</text:span><text:span text:style-name="T21"> = -2</text:span><text:span text:style-name="T23">31</text:span></text:p>
          <text:p text:style-name="P6"><text:span text:style-name="T21"><text:s text:c="5"/></text:span><text:span text:style-name="T21">1000 0000 0000 0000 0000 0000 0000 0001</text:span><text:span text:style-name="T22">two</text:span><text:span text:style-name="T21"> = -(2</text:span><text:span text:style-name="T23">31</text:span><text:span text:style-name="T21"> – 1) <text:s text:c="2"/></text:span></text:p>
          <text:p text:style-name="P6"><text:span text:style-name="T21"><text:s text:c="5"/></text:span><text:span text:style-name="T21">1000 0000 0000 0000 0000 0000 0000 0010</text:span><text:span text:style-name="T22">two</text:span><text:span text:style-name="T21"> = -(2</text:span><text:span text:style-name="T23">31</text:span><text:span text:style-name="T21"> – 2)</text:span></text:p>
          <text:p text:style-name="P6"><text:span text:style-name="T21"><text:s text:c="30"/>…</text:span></text:p>
          <text:p text:style-name="P6"><text:span text:style-name="T21"><text:s text:c="5"/></text:span><text:span text:style-name="T21">1111 1111 1111 1111 1111 1111 1111 1110</text:span><text:span text:style-name="T22">two</text:span><text:span text:style-name="T21"> = -2</text:span></text:p>
          <text:p text:style-name="P6"><text:span text:style-name="T21"><text:s text:c="5"/></text:span><text:span text:style-name="T21">1111 1111 1111 1111 1111 1111 1111 1111</text:span><text:span text:style-name="T22">two</text:span><text:span text:style-name="T21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6">Why is this representation favorable?</text:span></text:p>
          <text:p text:style-name="P6"><text:span text:style-name="T6">Consider the sum of <text:s/>1 and -2 <text:s/>…. we get <text:s/>-1</text:span></text:p>
          <text:p text:style-name="P6"><text:span text:style-name="T6">Consider the sum of <text:s/>2 and -1 <text:s/>…. we get +1</text:span></text:p>
          <text:p text:style-name="P6"><text:span text:style-name="T6">This format can directly undergo addition without any conversion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6">Each number represents the quantity</text:span></text:p>
          <text:p text:style-name="P6"><text:span text:style-name="T6"><text:s text:c="3"/></text:span><text:span text:style-name="T6">x</text:span><text:span text:style-name="T20">31</text:span><text:span text:style-name="T6"> -2</text:span><text:span text:style-name="T19">31</text:span><text:span text:style-name="T6"> <text:s/>+ <text:s/>x</text:span><text:span text:style-name="T20">30</text:span><text:span text:style-name="T6"> 2</text:span><text:span text:style-name="T19">30</text:span><text:span text:style-name="T6"> + x</text:span><text:span text:style-name="T20">29</text:span><text:span text:style-name="T6"> 2</text:span><text:span text:style-name="T19">29</text:span><text:span text:style-name="T6"> + … + x</text:span><text:span text:style-name="T20">1</text:span><text:span text:style-name="T6"> 2</text:span><text:span text:style-name="T19">1</text:span><text:span text:style-name="T6"> + x</text:span><text:span text:style-name="T20">0</text:span><text:span text:style-name="T6"> 2</text:span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5">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4"><text:s text:c="5"/></text:span><text:span text:style-name="T24">0000 0000 0000 0000 0000 0000 0000 0000</text:span><text:span text:style-name="T25">two</text:span><text:span text:style-name="T24"> = 0</text:span><text:span text:style-name="T25">ten</text:span></text:p>
          <text:p text:style-name="P6"><text:span text:style-name="T24"><text:s text:c="5"/></text:span><text:span text:style-name="T24">0000 0000 0000 0000 0000 0000 0000 0001</text:span><text:span text:style-name="T25">two</text:span><text:span text:style-name="T24"> = 1</text:span><text:span text:style-name="T25">ten</text:span><text:span text:style-name="T24"> </text:span></text:p>
          <text:p text:style-name="P6"><text:span text:style-name="T24"><text:s text:c="30"/>…</text:span></text:p>
          <text:p text:style-name="P6"><text:span text:style-name="T24"><text:s text:c="5"/></text:span><text:span text:style-name="T24">0111 1111 1111 1111 1111 1111 1111 1111</text:span><text:span text:style-name="T25">two</text:span><text:span text:style-name="T24"> = 2</text:span><text:span text:style-name="T26">31</text:span><text:span text:style-name="T24">-1</text:span></text:p>
          <text:p text:style-name="P6"><text:span text:style-name="T24"/></text:p>
          <text:p text:style-name="P6"><text:span text:style-name="T24"><text:s text:c="5"/></text:span><text:span text:style-name="T24">1000 0000 0000 0000 0000 0000 0000 0000</text:span><text:span text:style-name="T25">two</text:span><text:span text:style-name="T24"> = -2</text:span><text:span text:style-name="T26">31</text:span></text:p>
          <text:p text:style-name="P6"><text:span text:style-name="T24"><text:s text:c="5"/></text:span><text:span text:style-name="T24">1000 0000 0000 0000 0000 0000 0000 0001</text:span><text:span text:style-name="T25">two</text:span><text:span text:style-name="T24"> = -(2</text:span><text:span text:style-name="T26">31</text:span><text:span text:style-name="T24"> – 1) <text:s text:c="2"/></text:span></text:p>
          <text:p text:style-name="P6"><text:span text:style-name="T24"><text:s text:c="5"/></text:span><text:span text:style-name="T24">1000 0000 0000 0000 0000 0000 0000 0010</text:span><text:span text:style-name="T25">two</text:span><text:span text:style-name="T24"> = -(2</text:span><text:span text:style-name="T26">31</text:span><text:span text:style-name="T24"> – 2)</text:span></text:p>
          <text:p text:style-name="P6"><text:span text:style-name="T24"><text:s text:c="30"/>…</text:span></text:p>
          <text:p text:style-name="P6"><text:span text:style-name="T24"><text:s text:c="5"/></text:span><text:span text:style-name="T24">1111 1111 1111 1111 1111 1111 1111 1110</text:span><text:span text:style-name="T25">two</text:span><text:span text:style-name="T24"> = -2</text:span></text:p>
          <text:p text:style-name="P6"><text:span text:style-name="T24"><text:s text:c="5"/></text:span><text:span text:style-name="T24">1111 1111 1111 1111 1111 1111 1111 1111</text:span><text:span text:style-name="T25">two</text:span><text:span text:style-name="T24"> 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6">Note that the sum of a number x and its inverted representation x’ always</text:span></text:p>
          <text:p text:style-name="P6"><text:span text:style-name="T6">equals <text:s/>a string of 1s (-1).</text:span></text:p>
          <text:p text:style-name="P6"><text:span text:style-name="T6"><text:s text:c="6"/></text:span><text:span text:style-name="T6">x + x’ = -1</text:span></text:p>
          <text:p text:style-name="P6"><text:span text:style-name="T6"><text:s text:c="5"/></text:span><text:span text:style-name="T6">x’ + 1 = -x <text:s text:c="7"/>… hence, can compute the negative of a number by</text:span></text:p>
          <text:p text:style-name="P6"><text:span text:style-name="T6"><text:s text:c="5"/></text:span><text:span text:style-name="T6">-x = x’ + 1 <text:s text:c="12"/>inverting all bits and adding 1</text:span></text:p>
          <text:p text:style-name="P6"><text:span text:style-name="T6"/></text:p>
          <text:p text:style-name="P6"><text:span text:style-name="T6">Similarly, the sum of <text:s/>x and –x gives us all zeroes, with a carry of 1</text:span></text:p>
          <text:p text:style-name="P6"><text:span text:style-name="T6">In reality, x + (-x) = 2</text:span><text:span text:style-name="T19">n</text:span><text:span text:style-name="T6"> <text:s text:c="4"/>… hence the name 2’s comp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8"><text:s/></text:span><text:span text:style-name="T8">Compute the 32-bit 2’s complement representations</text:span></text:p>
            </text:list-item>
          </text:list>
          <text:p text:style-name="P6"><text:span text:style-name="T8"><text:s text:c="4"/></text:span><text:span text:style-name="T8">for the following decimal numbers:</text:span></text:p>
          <text:p text:style-name="P6"><text:span text:style-name="T8"><text:s text:c="7"/></text:span><text:span text:style-name="T8">5, <text:s/>-5, -6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10.411cm" svg:x="1.462cm" svg:y="4.344cm">
          <text:list text:style-name="L4">
            <text:list-item>
              <text:p text:style-name="P6"><text:span text:style-name="T8"><text:s/></text:span><text:span text:style-name="T8">Compute the 32-bit 2’s complement representations</text:span></text:p>
            </text:list-item>
          </text:list>
          <text:p text:style-name="P6"><text:span text:style-name="T8"><text:s text:c="4"/></text:span><text:span text:style-name="T8">for the following decimal numbers:</text:span></text:p>
          <text:p text:style-name="P6"><text:span text:style-name="T8"><text:s text:c="7"/></text:span><text:span text:style-name="T8">5, <text:s/>-5, -6 </text:span></text:p>
          <text:p text:style-name="P6"><text:span text:style-name="T8"/></text:p>
          <text:p text:style-name="P6"><text:span text:style-name="T8"><text:s text:c="5"/></text:span><text:span text:style-name="T8">5: <text:s text:c="2"/>0000 0000 0000 0000 0000 0000 0000 0101</text:span></text:p>
          <text:p text:style-name="P6"><text:span text:style-name="T8"><text:s text:c="4"/></text:span><text:span text:style-name="T8">-5: <text:s text:c="2"/>1111 <text:s/>1111 <text:s/>1111 <text:s/>1111 <text:s/>1111 <text:s/>1111 <text:s/>1111 1011</text:span></text:p>
          <text:p text:style-name="P6"><text:span text:style-name="T8"><text:s text:c="4"/></text:span><text:span text:style-name="T8">-6: <text:s text:c="2"/>1111 <text:s/>1111 <text:s/>1111 <text:s/>1111 <text:s/>1111 <text:s/>1111 <text:s/>1111 1010</text:span></text:p>
          <text:p text:style-name="P6"><text:span text:style-name="T8"/></text:p>
          <text:p text:style-name="P6"><text:span text:style-name="T8"><text:s text:c="3"/></text:span><text:span text:style-name="T8">Given -5, verify that negating and adding 1 yields the</text:span></text:p>
          <text:p text:style-name="P6"><text:span text:style-name="T8"><text:s text:c="3"/></text:span><text:span text:style-name="T8">number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805cm" svg:height="1.605cm" svg:x="1.278cm" svg:y="1.102cm">
          <text:p text:style-name="P6"><text:span text:style-name="T5">Signed / Unsig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12cm" svg:height="12.443cm" svg:x="1.444cm" svg:y="4.344cm">
          <text:list text:style-name="L4">
            <text:list-item>
              <text:p text:style-name="P6"><text:span text:style-name="T8"><text:s/></text:span><text:span text:style-name="T8">The hardware recognizes two formats:</text:span></text:p>
            </text:list-item>
          </text:list>
          <text:p text:style-name="P6"><text:span text:style-name="T8"/></text:p>
          <text:p text:style-name="P6"><text:span text:style-name="T8"><text:s text:c="3"/></text:span><text:span text:style-name="T8">unsigned (corresponding to the C declaration <text:s/></text:span><text:span text:style-name="T9">unsigned int</text:span><text:span text:style-name="T8">)</text:span></text:p>
          <text:p text:style-name="P6"><text:span text:style-name="T8"><text:s text:c="3"/></text:span><text:span text:style-name="T8">-- all numbers are positive, a 1 in the most significant bit</text:span></text:p>
          <text:p text:style-name="P6"><text:span text:style-name="T8"><text:s text:c="6"/></text:span><text:span text:style-name="T8">just means it is a really large number</text:span></text:p>
          <text:p text:style-name="P6"><text:span text:style-name="T8"/></text:p>
          <text:p text:style-name="P6"><text:span text:style-name="T8"><text:s text:c="3"/></text:span><text:span text:style-name="T8">signed (C declaration is <text:s/></text:span><text:span text:style-name="T9">signed int</text:span><text:span text:style-name="T8"> <text:s/>or just <text:s/></text:span><text:span text:style-name="T9">int</text:span><text:span text:style-name="T8">)</text:span></text:p>
          <text:p text:style-name="P6"><text:span text:style-name="T8"><text:s text:c="3"/></text:span><text:span text:style-name="T8">-- numbers can be +/- <text:s/>, a 1 in the MSB means the number</text:span></text:p>
          <text:p text:style-name="P6"><text:span text:style-name="T8"><text:s text:c="7"/></text:span><text:span text:style-name="T8">is negative</text:span></text:p>
          <text:p text:style-name="P6"><text:span text:style-name="T8"/></text:p>
          <text:p text:style-name="P6"><text:span text:style-name="T8">This distinction enables us to represent twice as many</text:span></text:p>
          <text:p text:style-name="P6"><text:span text:style-name="T8">numbers when we’re sure that we don’t need neg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517cm" svg:height="1.605cm" svg:x="1.28cm" svg:y="1.102cm">
          <text:p text:style-name="P6"><text:span text:style-name="T5">MIPS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7.458cm" svg:height="5.331cm" svg:x="1.521cm" svg:y="4.344cm">
          <text:p text:style-name="P6"><text:span text:style-name="T8">Consider a comparison instruction:</text:span></text:p>
          <text:p text:style-name="P6"><text:span text:style-name="T8"><text:s text:c="5"/></text:span><text:span text:style-name="T8">slt <text:s text:c="2"/>$t0, $t1, $zero</text:span></text:p>
          <text:p text:style-name="P6"><text:span text:style-name="T8">and $t1 contains the 32-bit number <text:s text:c="2"/>1111 01…01</text:span></text:p>
          <text:p text:style-name="P6"><text:span text:style-name="T8"/></text:p>
          <text:p text:style-name="P6"><text:span text:style-name="T8">What gets stored in $t0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9" presentation:class="page"/>
          <draw:frame draw:name="Rectangle 3" presentation:style-name="pr3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517cm" svg:height="1.605cm" svg:x="1.28cm" svg:y="1.102cm">
          <text:p text:style-name="P6"><text:span text:style-name="T5">MIPS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573cm" svg:height="11.427cm" svg:x="1.543cm" svg:y="4.344cm">
          <text:p text:style-name="P6"><text:span text:style-name="T8">Consider a comparison instruction:</text:span></text:p>
          <text:p text:style-name="P6"><text:span text:style-name="T8"><text:s text:c="5"/></text:span><text:span text:style-name="T8">slt <text:s text:c="2"/>$t0, $t1, $zero</text:span></text:p>
          <text:p text:style-name="P6"><text:span text:style-name="T8">and $t1 contains the 32-bit number <text:s text:c="2"/>1111 01…01</text:span></text:p>
          <text:p text:style-name="P6"><text:span text:style-name="T8"/></text:p>
          <text:p text:style-name="P6"><text:span text:style-name="T8">What gets stored in $t0?</text:span></text:p>
          <text:p text:style-name="P6"><text:span text:style-name="T8">The result depends on whether $t1 is a signed or unsigned</text:span></text:p>
          <text:p text:style-name="P6"><text:span text:style-name="T8"><text:s/></text:span><text:span text:style-name="T8">number – the compiler/programmer must track this and</text:span></text:p>
          <text:p text:style-name="P6"><text:span text:style-name="T8"><text:s/></text:span><text:span text:style-name="T8">accordingly use either </text:span><text:span text:style-name="T9">slt</text:span><text:span text:style-name="T8"> <text:s/>or <text:s/></text:span><text:span text:style-name="T9">sltu</text:span></text:p>
          <text:p text:style-name="P6"><text:span text:style-name="T9"/></text:p>
          <text:p text:style-name="P6"><text:span text:style-name="T9"><text:s text:c="3"/></text:span><text:span text:style-name="T8">slt <text:s text:c="3"/>$t0, $t1, $zero <text:s text:c="4"/>stores <text:s/>1 in $t0</text:span></text:p>
          <text:p text:style-name="P6"><text:span text:style-name="T8"><text:s text:c="3"/></text:span><text:span text:style-name="T8">sltu <text:s/>$t0, $t1, $zero <text:s text:c="4"/>stores <text:s/>0 in $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0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7.115cm" svg:height="1.605cm" svg:x="1.268cm" svg:y="1.102cm">
          <text:p text:style-name="P6"><text:span text:style-name="T5">Sign Exten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68cm" svg:height="13.737cm" svg:x="1.448cm" svg:y="4.344cm">
          <text:list text:style-name="L4">
            <text:list-item>
              <text:p text:style-name="P6"><text:span text:style-name="T8"><text:s/></text:span><text:span text:style-name="T8">Occasionally, 16-bit signed numbers must be converted</text:span></text:p>
            </text:list-item>
          </text:list>
          <text:p text:style-name="P6"><text:span text:style-name="T8"><text:s text:c="3"/></text:span><text:span text:style-name="T8">into 32-bit signed numbers – for example, when doing an</text:span></text:p>
          <text:p text:style-name="P6"><text:span text:style-name="T8"><text:s text:c="3"/></text:span><text:span text:style-name="T8">add with an immediate operand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The conversion is simple: take the most significant bit and</text:span></text:p>
            </text:list-item>
          </text:list>
          <text:p text:style-name="P6"><text:span text:style-name="T8"><text:s text:c="3"/></text:span><text:span text:style-name="T8">use it to fill up the additional bits on the left – known as</text:span></text:p>
          <text:p text:style-name="P6"><text:span text:style-name="T8"><text:s text:c="3"/></text:span><text:span text:style-name="T8">sign extension</text:span></text:p>
          <text:p text:style-name="P6"><text:span text:style-name="T8"/></text:p>
          <text:p text:style-name="P6"><text:span text:style-name="T8"><text:s text:c="14"/></text:span><text:span text:style-name="T8">So 2</text:span><text:span text:style-name="T27">10</text:span><text:span text:style-name="T8"> goes from <text:s/>0000 0000 0000 0010 <text:s text:c="2"/>to</text:span></text:p>
          <text:p text:style-name="P6"><text:span text:style-name="T8"><text:s text:c="7"/></text:span><text:span text:style-name="T8">0000 0000 0000 0000 0000 0000 0000 0010</text:span></text:p>
          <text:p text:style-name="P6"><text:span text:style-name="T8"/></text:p>
          <text:p text:style-name="P6"><text:span text:style-name="T8"><text:s text:c="12"/></text:span><text:span text:style-name="T8">and -2</text:span><text:span text:style-name="T27">10</text:span><text:span text:style-name="T8"> goes from 1111 1111 1111 1110 <text:s text:c="2"/>to</text:span></text:p>
          <text:p text:style-name="P6"><text:span text:style-name="T8"><text:s text:c="7"/></text:span><text:span text:style-name="T8">1111 1111 1111 1111 1111 1111 1111 11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1" presentation:class="page"/>
          <draw:frame draw:name="Rectangle 3" presentation:style-name="pr3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7" draw:text-style-name="P14" draw:layer="layout" svg:width="9.465cm" svg:height="1.605cm" svg:x="1.287cm" svg:y="1.102cm">
          <text:p text:style-name="P6"><text:span text:style-name="T5">Instruction Form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8" draw:text-style-name="P14" draw:layer="layout" svg:width="20.819cm" svg:height="13.459cm" svg:x="1.543cm" svg:y="4.344cm">
          <text:p text:style-name="P6"><text:span text:style-name="T8">Instructions are represented as 32-bit numbers (one word),</text:span></text:p>
          <text:p text:style-name="P6"><text:span text:style-name="T8">broken into 6 fields</text:span></text:p>
          <text:p text:style-name="P6"><text:span text:style-name="T8"/></text:p>
          <text:p text:style-name="P6"><text:span text:style-name="T28">R-type instruction</text:span><text:span text:style-name="T8"> <text:s text:c="11"/>add <text:s text:c="4"/>$t0, $s1, $s2</text:span></text:p>
          <text:p text:style-name="P6"><text:span text:style-name="T8">000000 <text:s text:c="4"/>10001 <text:s text:c="3"/>10010 <text:s text:c="3"/>01000 <text:s text:c="3"/>00000 <text:s text:c="3"/>100000</text:span></text:p>
          <text:p text:style-name="P6"><text:span text:style-name="T8"><text:s/></text:span><text:span text:style-name="T8">6 bits <text:s text:c="8"/>5 bits <text:s text:c="4"/>5 bits <text:s text:c="4"/>5 bits <text:s text:c="5"/>5 bits <text:s text:c="5"/>6 bits</text:span></text:p>
          <text:p text:style-name="P6"><text:span text:style-name="T8"><text:s text:c="3"/></text:span><text:span text:style-name="T8">op <text:s text:c="13"/>rs <text:s text:c="12"/>rt <text:s text:c="10"/>rd <text:s text:c="8"/>shamt <text:s text:c="4"/>funct</text:span></text:p>
          <text:p text:style-name="P6"><text:span text:style-name="T8">opcode <text:s text:c="4"/>source <text:s text:c="3"/>source <text:s text:c="3"/>dest <text:s text:c="3"/>shift amt <text:s text:c="2"/>function</text:span></text:p>
          <text:p text:style-name="P6"><text:span text:style-name="T8"/></text:p>
          <text:p text:style-name="P6"><text:span text:style-name="T10">I-type instruction <text:s text:c="14"/></text:span><text:span text:style-name="T9">lw <text:s text:c="3"/>$t0, 32($s3)</text:span></text:p>
          <text:p text:style-name="P6"><text:span text:style-name="T9"><text:s text:c="2"/></text:span><text:span text:style-name="T9">6 bits <text:s text:c="7"/>5 bits <text:s text:c="3"/>5 bits <text:s text:c="8"/>16 bits</text:span></text:p>
          <text:p text:style-name="P6"><text:span text:style-name="T9">opcode <text:s text:c="8"/>rs <text:s text:c="9"/>rt <text:s text:c="11"/>constant</text:span></text:p>
          <text:p text:style-name="P6"><text:span text:style-name="T10"><text:s text:c="21"/></text:span><text:span text:style-name="T10">($s3) <text:s text:c="3"/>($t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2" presentation:class="page"/>
          <draw:frame draw:name="Rectangle 3" presentation:style-name="pr3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9" draw:text-style-name="P14" draw:layer="layout" svg:width="8.957cm" svg:height="1.605cm" svg:x="1.279cm" svg:y="1.102cm">
          <text:p text:style-name="P6"><text:span text:style-name="T5">Logical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20" draw:text-style-name="P14" draw:layer="layout" svg:width="18.008cm" svg:height="6.18cm" svg:x="1.504cm" svg:y="4.476cm">
          <text:p text:style-name="P6"><text:span text:style-name="T18">Logical ops <text:s text:c="9"/>C operators <text:s text:c="5"/>Java operators <text:s text:c="8"/>MIPS instr</text:span></text:p>
          <text:p text:style-name="P6"><text:span text:style-name="T18"/></text:p>
          <text:p text:style-name="P6"><text:span text:style-name="T6">Shift Left <text:s text:c="19"/>&lt;&lt; <text:s text:c="23"/>&lt;&lt; <text:s text:c="24"/>sll</text:span></text:p>
          <text:p text:style-name="P6"><text:span text:style-name="T6">Shift Right <text:s text:c="17"/>&gt;&gt; <text:s text:c="22"/>&gt;&gt;&gt; <text:s text:c="22"/>srl</text:span></text:p>
          <text:p text:style-name="P6"><text:span text:style-name="T6">Bit-by-bit AND <text:s text:c="11"/>&amp; <text:s text:c="24"/>&amp; <text:s text:c="20"/>and, andi</text:span></text:p>
          <text:p text:style-name="P6"><text:span text:style-name="T6">Bit-by-bit OR <text:s text:c="14"/>| <text:s text:c="25"/>| <text:s text:c="24"/>or, ori</text:span></text:p>
          <text:p text:style-name="P6"><text:span text:style-name="T6">Bit-by-bit NOT <text:s text:c="11"/>~ <text:s text:c="25"/>~ <text:s text:c="26"/>n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3" presentation:class="page"/>
          <draw:frame draw:name="Rectangle 3" presentation:style-name="pr3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1" draw:text-style-name="P14" draw:layer="layout" svg:width="9.554cm" svg:height="1.605cm" svg:x="1.286cm" svg:y="1.102cm">
          <text:p text:style-name="P6"><text:span text:style-name="T5">Control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2" draw:text-style-name="P14" draw:layer="layout" svg:width="20.061cm" svg:height="13.459cm" svg:x="1.531cm" svg:y="4.344cm">
          <text:list text:style-name="L4">
            <text:list-item>
              <text:p text:style-name="P6"><text:span text:style-name="T8"><text:s/></text:span><text:span text:style-name="T8">Conditional branch: Jump to instruction L1 if register1</text:span></text:p>
            </text:list-item>
          </text:list>
          <text:p text:style-name="P6"><text:span text:style-name="T8"><text:s text:c="4"/></text:span><text:span text:style-name="T8">equals register2: <text:s text:c="5"/></text:span><text:span text:style-name="T9">beq <text:s text:c="3"/>register1, <text:s/>register2, <text:s/>L1</text:span></text:p>
          <text:p text:style-name="P6"><text:span text:style-name="T8"><text:s text:c="4"/></text:span><text:span text:style-name="T8">Similarly, <text:s/>bne <text:s/>and <text:s/>slt (set-on-less-than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Unconditional branch:</text:span></text:p>
            </text:list-item>
          </text:list>
          <text:p text:style-name="P6"><text:span text:style-name="T8"><text:s text:c="6"/></text:span><text:span text:style-name="T9">j <text:s text:c="4"/>L1</text:span></text:p>
          <text:p text:style-name="P6"><text:span text:style-name="T9"><text:s text:c="6"/></text:span><text:span text:style-name="T9">jr <text:s text:c="3"/>$s0 <text:s text:c="3"/></text:span><text:span text:style-name="T8">(useful for big jumps and procedure returns)</text:span></text:p>
          <text:p text:style-name="P6"><text:span text:style-name="T9"/></text:p>
          <text:p text:style-name="P6"><text:span text:style-name="T29"><text:s text:c="2"/></text:span><text:span text:style-name="T15">Convert to assembly:</text:span></text:p>
          <text:p text:style-name="P6"><text:span text:style-name="T15"><text:s text:c="3"/></text:span><text:span text:style-name="T15">if <text:s/>(i == j)</text:span></text:p>
          <text:p text:style-name="P6"><text:span text:style-name="T15"><text:s text:c="7"/></text:span><text:span text:style-name="T15">f = g+h;</text:span></text:p>
          <text:p text:style-name="P6"><text:span text:style-name="T15"><text:s text:c="3"/></text:span><text:span text:style-name="T15">else</text:span></text:p>
          <text:p text:style-name="P6"><text:span text:style-name="T15"><text:s text:c="7"/></text:span><text:span text:style-name="T15">f = g-h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4" presentation:class="page"/>
          <draw:frame draw:name="Rectangle 3" presentation:style-name="pr3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3" draw:text-style-name="P14" draw:layer="layout" svg:width="9.554cm" svg:height="1.605cm" svg:x="1.286cm" svg:y="1.102cm">
          <text:p text:style-name="P6"><text:span text:style-name="T5">Control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4" draw:text-style-name="P14" draw:layer="layout" svg:width="20.061cm" svg:height="14.475cm" svg:x="1.531cm" svg:y="4.344cm">
          <text:list text:style-name="L4">
            <text:list-item>
              <text:p text:style-name="P6"><text:span text:style-name="T8"><text:s/></text:span><text:span text:style-name="T8">Conditional branch: Jump to instruction L1 if register1</text:span></text:p>
            </text:list-item>
          </text:list>
          <text:p text:style-name="P6"><text:span text:style-name="T8"><text:s text:c="4"/></text:span><text:span text:style-name="T8">equals register2: <text:s text:c="5"/></text:span><text:span text:style-name="T9">beq <text:s text:c="3"/>register1, <text:s/>register2, <text:s/>L1</text:span></text:p>
          <text:p text:style-name="P6"><text:span text:style-name="T8"><text:s text:c="4"/></text:span><text:span text:style-name="T8">Similarly, <text:s/>bne <text:s/>and <text:s/>slt (set-on-less-than)</text:span></text:p>
          <text:p text:style-name="P6"><text:span text:style-name="T8"/></text:p>
          <text:list text:continue-numbering="true" text:style-name="L4">
            <text:list-item>
              <text:p text:style-name="P6"><text:span text:style-name="T8"><text:s/></text:span><text:span text:style-name="T8">Unconditional branch:</text:span></text:p>
            </text:list-item>
          </text:list>
          <text:p text:style-name="P6"><text:span text:style-name="T8"><text:s text:c="6"/></text:span><text:span text:style-name="T9">j <text:s text:c="4"/>L1</text:span></text:p>
          <text:p text:style-name="P6"><text:span text:style-name="T9"><text:s text:c="6"/></text:span><text:span text:style-name="T9">jr <text:s text:c="3"/>$s0 <text:s text:c="3"/></text:span><text:span text:style-name="T8">(useful for big jumps and procedure returns)</text:span></text:p>
          <text:p text:style-name="P6"><text:span text:style-name="T9"/></text:p>
          <text:p text:style-name="P6"><text:span text:style-name="T29"><text:s text:c="2"/></text:span><text:span text:style-name="T15">Convert to assembly:</text:span></text:p>
          <text:p text:style-name="P6"><text:span text:style-name="T15"><text:s text:c="3"/></text:span><text:span text:style-name="T15">if <text:s/>(i == j) <text:s text:c="34"/>bne <text:s text:c="2"/>$s3, $s4, Else</text:span></text:p>
          <text:p text:style-name="P6"><text:span text:style-name="T15"><text:s text:c="7"/></text:span><text:span text:style-name="T15">f = g+h; <text:s text:c="32"/>add <text:s text:c="2"/>$s0, $s1, $s2</text:span></text:p>
          <text:p text:style-name="P6"><text:span text:style-name="T15"><text:s text:c="3"/></text:span><text:span text:style-name="T15">else <text:s text:c="43"/>j <text:s text:c="7"/>End</text:span></text:p>
          <text:p text:style-name="P6"><text:span text:style-name="T15"><text:s text:c="7"/></text:span><text:span text:style-name="T15">f = g-h; <text:s text:c="22"/>Else: <text:s text:c="2"/>sub <text:s text:c="2"/>$s0, $s1, $s2</text:span></text:p>
          <text:p text:style-name="P6"><text:span text:style-name="T15"><text:s text:c="42"/></text:span><text:span text:style-name="T15">E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5" presentation:class="page"/>
          <draw:frame draw:name="Rectangle 3" presentation:style-name="pr3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5" draw:text-style-name="P14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6" draw:text-style-name="P14" draw:layer="layout" svg:width="11.26cm" svg:height="9.395cm" svg:x="1.493cm" svg:y="4.344cm">
          <text:p text:style-name="P6"><text:span text:style-name="T8">Convert to assembly:</text:span></text:p>
          <text:p text:style-name="P6"><text:span text:style-name="T8"/></text:p>
          <text:p text:style-name="P6"><text:span text:style-name="T8"><text:s text:c="2"/></text:span><text:span text:style-name="T8">while <text:s text:c="2"/>(save[i] == k)</text:span></text:p>
          <text:p text:style-name="P6"><text:span text:style-name="T8"><text:s text:c="7"/></text:span><text:span text:style-name="T8">i += 1;</text:span></text:p>
          <text:p text:style-name="P6"><text:span text:style-name="T8"/></text:p>
          <text:p text:style-name="P6"><text:span text:style-name="T8"/></text:p>
          <text:p text:style-name="P6"><text:span text:style-name="T8"><text:s/></text:span><text:span text:style-name="T8">Values of i and k are in $s3 and</text:span></text:p>
          <text:p text:style-name="P6"><text:span text:style-name="T8"><text:s/></text:span><text:span text:style-name="T8">$s5 and base of array save[] is</text:span></text:p>
          <text:p text:style-name="P6"><text:span text:style-name="T8"><text:s/></text:span><text:span text:style-name="T8">in $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6" presentation:class="page"/>
          <draw:frame draw:name="Rectangle 3" presentation:style-name="pr4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7" draw:text-style-name="P14" draw:layer="layout" svg:width="4.381cm" svg:height="1.605cm" svg:x="1.251cm" svg:y="1.102cm">
          <text:p text:style-name="P6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8" draw:text-style-name="P14" draw:layer="layout" svg:width="9.775cm" svg:height="9.395cm" svg:x="1.486cm" svg:y="4.344cm">
          <text:p text:style-name="P6"><text:span text:style-name="T8">Convert to assembly:</text:span></text:p>
          <text:p text:style-name="P6"><text:span text:style-name="T8"/></text:p>
          <text:p text:style-name="P6"><text:span text:style-name="T8"><text:s text:c="2"/></text:span><text:span text:style-name="T8">while <text:s text:c="2"/>(save[i] == k)</text:span></text:p>
          <text:p text:style-name="P6"><text:span text:style-name="T8"><text:s text:c="7"/></text:span><text:span text:style-name="T8">i += 1;</text:span></text:p>
          <text:p text:style-name="P6"><text:span text:style-name="T8"/></text:p>
          <text:p text:style-name="P6"><text:span text:style-name="T8"/></text:p>
          <text:p text:style-name="P6"><text:span text:style-name="T8"><text:s/></text:span><text:span text:style-name="T8">Values of i and k are in $s3</text:span></text:p>
          <text:p text:style-name="P6"><text:span text:style-name="T8"><text:s/></text:span><text:span text:style-name="T8">and $s5 and base of array</text:span></text:p>
          <text:p text:style-name="P6"><text:span text:style-name="T8"><text:s/></text:span><text:span text:style-name="T8">save[] is in $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9" draw:text-style-name="P14" draw:layer="layout" svg:width="8.326cm" svg:height="6.768cm" svg:x="14.037cm" svg:y="3.44cm">
          <text:p text:style-name="P6"><text:span text:style-name="T30">Loop: <text:s/>sll <text:s text:c="5"/>$t1, $s3, 2</text:span></text:p>
          <text:p text:style-name="P6"><text:span text:style-name="T30"><text:s text:c="11"/></text:span><text:span text:style-name="T30">add <text:s text:c="3"/>$t1, $t1, $s6</text:span></text:p>
          <text:p text:style-name="P6"><text:span text:style-name="T30"><text:s text:c="11"/></text:span><text:span text:style-name="T30">lw <text:s text:c="5"/>$t0, 0($t1)</text:span></text:p>
          <text:p text:style-name="P6"><text:span text:style-name="T30"><text:s text:c="11"/></text:span><text:span text:style-name="T30">bne <text:s text:c="3"/>$t0, $s5, Exit</text:span></text:p>
          <text:p text:style-name="P6"><text:span text:style-name="T30"><text:s text:c="11"/></text:span><text:span text:style-name="T30">addi <text:s text:c="2"/>$s3, $s3, 1</text:span></text:p>
          <text:p text:style-name="P6"><text:span text:style-name="T30"><text:s text:c="11"/></text:span><text:span text:style-name="T30">j <text:s text:c="8"/>Loop</text:span></text:p>
          <text:p text:style-name="P6"><text:span text:style-name="T30">Exi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0" draw:text-style-name="P14" draw:layer="layout" svg:width="8.326cm" svg:height="7.699cm" svg:x="14.011cm" svg:y="10.491cm">
          <text:p text:style-name="P6"><text:span text:style-name="T30"><text:s text:c="11"/></text:span><text:span text:style-name="T30">sll <text:s text:c="5"/>$t1, $s3, 2</text:span></text:p>
          <text:p text:style-name="P6"><text:span text:style-name="T30"><text:s text:c="11"/></text:span><text:span text:style-name="T30">add <text:s text:c="3"/>$t1, $t1, $s6</text:span></text:p>
          <text:p text:style-name="P6"><text:span text:style-name="T30">Loop: <text:s/>lw <text:s text:c="5"/>$t0, 0($t1)</text:span></text:p>
          <text:p text:style-name="P6"><text:span text:style-name="T30"><text:s text:c="11"/></text:span><text:span text:style-name="T30">bne <text:s text:c="3"/>$t0, $s5, Exit</text:span></text:p>
          <text:p text:style-name="P6"><text:span text:style-name="T30"><text:s text:c="11"/></text:span><text:span text:style-name="T30">addi <text:s text:c="2"/>$s3, $s3, 1</text:span></text:p>
          <text:p text:style-name="P6"><text:span text:style-name="T30"><text:s text:c="11"/></text:span><text:span text:style-name="T30">addi <text:s text:c="2"/>$t1, $t1, 4</text:span></text:p>
          <text:p text:style-name="P6"><text:span text:style-name="T30"><text:s text:c="11"/></text:span><text:span text:style-name="T30">j <text:s text:c="8"/>Loop</text:span></text:p>
          <text:p text:style-name="P6"><text:span text:style-name="T30">Exi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7" presentation:class="page"/>
          <draw:frame draw:name="Rectangle 3" presentation:style-name="pr4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ank"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31" draw:text-style-name="P14" draw:layer="layout" svg:width="4.626cm" svg:height="1.605cm" svg:x="1.247cm" svg:y="1.102cm">
          <text:p text:style-name="P6"><text:span text:style-name="T5">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32" draw:text-style-name="P14" draw:layer="layout" svg:width="20.332cm" svg:height="12.443cm" svg:x="1.726cm" svg:y="4.344cm">
          <text:list text:style-name="L4">
            <text:list-item>
              <text:p text:style-name="P6"><text:span text:style-name="T8"><text:s/></text:span><text:span text:style-name="T8">The 32 MIPS registers are partitioned as follows:</text:span></text:p>
            </text:list-item>
          </text:list>
          <text:p text:style-name="P6"><text:span text:style-name="T8"/></text:p>
          <text:list text:style-name="L9">
            <text:list-item>
              <text:list>
                <text:list-item>
                  <text:p text:style-name="P12"><text:span text:style-name="T8"><text:s/></text:span><text:span text:style-name="T8">Register 0 : <text:s/>$zero <text:s text:c="7"/>always stores the constant 0</text:span></text:p>
                </text:list-item>
                <text:list-item>
                  <text:p text:style-name="P12"><text:span text:style-name="T8"><text:s/></text:span><text:span text:style-name="T8">Regs 2-3 <text:s text:c="2"/>: <text:s/>$v0, $v1 <text:s text:c="2"/>return values of a procedure</text:span></text:p>
                </text:list-item>
                <text:list-item>
                  <text:p text:style-name="P12"><text:span text:style-name="T8"><text:s/></text:span><text:span text:style-name="T8">Regs 4-7 <text:s text:c="2"/>: <text:s/>$a0-$a3 <text:s text:c="2"/>input arguments to a procedure</text:span></text:p>
                </text:list-item>
                <text:list-item>
                  <text:p text:style-name="P12"><text:span text:style-name="T8"><text:s/></text:span><text:span text:style-name="T8">Regs 8-15 : <text:s/>$t0-$t7 <text:s text:c="4"/>temporaries</text:span></text:p>
                </text:list-item>
                <text:list-item>
                  <text:p text:style-name="P12"><text:span text:style-name="T8"><text:s/></text:span><text:span text:style-name="T8">Regs 16-23: $s0-$s7 <text:s text:c="3"/>variables</text:span></text:p>
                </text:list-item>
                <text:list-item>
                  <text:p text:style-name="P12"><text:span text:style-name="T8"><text:s/></text:span><text:span text:style-name="T8">Regs 24-25: $t8-$t9 <text:s text:c="4"/>more temporaries</text:span></text:p>
                </text:list-item>
                <text:list-item>
                  <text:p text:style-name="P12"><text:span text:style-name="T8"><text:s/></text:span><text:span text:style-name="T8">Reg <text:s text:c="2"/>28 <text:s text:c="4"/>: $gp <text:s text:c="9"/>global pointer</text:span></text:p>
                </text:list-item>
                <text:list-item>
                  <text:p text:style-name="P12"><text:span text:style-name="T8"><text:s/></text:span><text:span text:style-name="T8">Reg <text:s text:c="2"/>29 <text:s text:c="4"/>: $sp <text:s text:c="10"/>stack pointer</text:span></text:p>
                </text:list-item>
                <text:list-item>
                  <text:p text:style-name="P12"><text:span text:style-name="T8"><text:s/></text:span><text:span text:style-name="T8">Reg <text:s text:c="2"/>30 <text:s text:c="4"/>: $fp <text:s text:c="11"/>frame pointer</text:span></text:p>
                </text:list-item>
                <text:list-item>
                  <text:p text:style-name="P12"><text:span text:style-name="T8"><text:s/></text:span><text:span text:style-name="T8">Reg <text:s text:c="2"/>31 <text:s text:c="4"/>: $ra <text:s text:c="10"/>return address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8" presentation:class="page"/>
          <draw:frame draw:name="Rectangle 3" presentation:style-name="pr4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1">University of </text:span><text:span text:style-name="MT1">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63</meta:editing-cycles>
    <meta:creation-date>2002-09-20T18:19:18</meta:creation-date>
    <dc:date>2022-08-31T11:37:50.468180368</dc:date>
    <meta:editing-duration>P33DT6H9M43S</meta:editing-duration>
    <meta:generator>LibreOffice/6.0.7.3$Linux_X86_64 LibreOffice_project/00m0$Build-3</meta:generator>
    <meta:document-statistic meta:object-count="4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